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9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style:font-name="Verdana" fo:font-size="9pt" style:font-size-asian="9pt" style:font-size-complex="9pt"/>
    </style:style>
    <style:style style:name="T10" style:family="text">
      <style:text-properties style:font-name="Verdana" fo:font-size="9pt" fo:language="fr" fo:country="FR" style:font-size-asian="9pt" style:font-size-complex="9pt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BARITO DO 29º SIMULADO OAB 2015.1 REALIZADO EM </text:span></text:p>
      <text:p text:style-name="P1"><text:span text:style-name="T1">26 DE JUNHO DE 2015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gr1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rect text:anchor-type="char" draw:z-index="1" draw:style-name="Mgr1" draw:text-style-name="MP2" svg:width="5.199cm" svg:height="0.683cm" svg:x="11.855cm" svg:y="0.086cm"><text:p/></draw:rect></text:p>
        <text:p text:style-name="MP1"/>
        <text:p text:style-name="MP1"/>
        <text:p text:style-name="MP3"><text:span text:style-name="MT1"><text:s text:c="12"/>SIMULADO DO EXAME DE ORDEM</text:span></text:p>
        <text:p text:style-name="MP4"><draw:line text:anchor-type="char" draw:z-index="0" draw:style-name="Mgr2" draw:text-style-name="MP2" svg:x1="1.296cm" svg:y1="0.092cm" svg:x2="14.504cm" svg:y2="0.092cm"><text:p/></draw:line><text:span text:style-name="MT1"> </text:span></text:p>
      </style:header>
      <style:footer>
        <text:p text:style-name="MP5"/>
        <text:p text:style-name="MP6"><text:span text:style-name="MT2">29º</text:span><text:span text:style-name="MT3"> Simulado OAB – junho</text:span><text:bookmark text:name="_GoBack"/><text:span text:style-name="MT3">/2015</text:span></text:p>
        <text:p text:style-name="MP6"><text:span text:style-name="MT4">Praia de Botafogo, 190 | 8º andar | Rio de Janeiro | RJ | CEP:22250-900 | Brasil</text:span></text:p>
        <text:p text:style-name="MP6"><text:span text:style-name="MT4">Tel: (55 21) 3799-5915</text:span><text:span text:style-name="MT5"> |</text:span><text:span text:style-name="MT4"> </text:span><text:span text:style-name="MT5">Fax: (55 21) 3799-5410 | www.fgv.br/direitorio</text:span></text:p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238</meta:editing-cycles>
    <meta:print-date>2015-06-26T15:39:00</meta:print-date>
    <meta:creation-date>2012-05-02T18:59:00</meta:creation-date>
    <dc:date>2015-06-26T15:39:00</dc:date>
    <meta:editing-duration>PT21H3M</meta:editing-duration>
    <meta:generator>LibreOffice/5.1.6.2$Linux_X86_64 LibreOffice_project/10m0$Build-2</meta:generator>
    <meta:document-statistic meta:table-count="1" meta:image-count="0" meta:object-count="0" meta:page-count="1" meta:paragraph-count="155" meta:word-count="209" meta:character-count="634" meta:non-whitespace-character-count="564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